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BA00000373EB579603697312D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7.585cm" svg:x="1.118cm" svg:y="6.154cm">
          <draw:image xlink:href="Pictures/10000001000003BA00000373EB579603697312D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2T17:36:39.832009105</meta:creation-date>
    <dc:date>2024-02-22T22:16:50.298992719</dc:date>
    <meta:editing-duration>PT4H30M</meta:editing-duration>
    <meta:editing-cycles>1</meta:editing-cycles>
    <meta:document-statistic meta:object-count="1"/>
    <meta:generator>LibreOffice/7.3.7.2$Linux_X86_64 LibreOffice_project/30$Build-2</meta:generator>
  </office:meta>
</office:document-meta>
</file>